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882837076465.1" style:family="table-column">
      <style:table-column-properties style:rel-column-width="21503*"/>
    </style:style>
    <style:style style:name="Table14882837076465.2" style:family="table-column">
      <style:table-column-properties style:rel-column-width="44030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4882837076465" table:style-name="podTable">
        <table:table-column table:style-name="Table14882837076465.1"/>
        <table:table-column table:style-name="Table14882837076465.2"/>
        <table:table-row>
          <table:table-cell table:style-name="podCell">
            <text:p text:style-name="podCellContent">Default cell style</text:p>
          </table:table-cell>
          <table:table-cell table:style-name="podCell">
            <text:p text:style-name="podCellContent">This should also get the default cell style</text:p>
          </table:table-cell>
        </table:table-row>
        <table:table-row>
          <table:table-cell table:style-name="podCell">
            <text:p text:style-name="podCellContent">First line<text:line-break/>Second line</text:p>
          </table:table-cell>
          <table:table-cell table:style-name="podCell">
            <text:p text:style-name="podCellContent">Text</text:p>
          </table:table-cell>
        </table:table-row>
        <table:table-row>
          <table:table-cell table:style-name="podCell">
            <text:p text:style-name="podCellContent">Para1<text:line-break/><text:span>Para2</text:span><text:line-break/>Para3</text:p>
          </table:table-cell>
          <table:table-cell table:style-name="podCell">
            <text:p text:style-name="podCellContent">Para1<text:line-break/>Para2<text:line-break/>Para3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